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office:value-type="float" office:value="0.0377688407898" calcext:value-type="float">
            <text:p>0.0377688408</text:p>
          </table:table-cell>
          <table:table-cell table:formula="of:=AVERAGE([.F2:.X2])" office:value-type="float" office:value="2.94736842105263" calcext:value-type="float">
            <text:p>2.9473684211</text:p>
          </table:table-cell>
          <table:table-cell table:formula="of:=STDEV([.F2:.X2])" office:value-type="float" office:value="0.779863535820802" calcext:value-type="float">
            <text:p>0.7798635358</text:p>
          </table:table-cell>
          <table:table-cell table:formula="of:=SUM([.F2:.X2]) / AVERAGE([.F2:.X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office:value-type="float" office:value="0.00567603111267" calcext:value-type="float">
            <text:p>0.0056760311</text:p>
          </table:table-cell>
          <table:table-cell table:formula="of:=AVERAGE([.F3:.X3])" office:value-type="float" office:value="2.36842105263158" calcext:value-type="float">
            <text:p>2.3684210526</text:p>
          </table:table-cell>
          <table:table-cell table:formula="of:=STDEV([.F3:.X3])" office:value-type="float" office:value="1.11607080200484" calcext:value-type="float">
            <text:p>1.116070802</text:p>
          </table:table-cell>
          <table:table-cell table:formula="of:=SUM([.F3:.X3]) / AVERAGE([.F3:.X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office:value-type="float" office:value="1.47100400925" calcext:value-type="float">
            <text:p>1.4710040093</text:p>
          </table:table-cell>
          <table:table-cell table:formula="of:=AVERAGE([.F4:.X4])" office:value-type="float" office:value="3.26315789473684" calcext:value-type="float">
            <text:p>3.2631578947</text:p>
          </table:table-cell>
          <table:table-cell table:formula="of:=STDEV([.F4:.X4])" office:value-type="float" office:value="1.04573765900535" calcext:value-type="float">
            <text:p>1.045737659</text:p>
          </table:table-cell>
          <table:table-cell table:formula="of:=SUM([.F4:.X4]) / AVERAGE([.F4:.X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office:value-type="float" office:value="0.257319927216" calcext:value-type="float">
            <text:p>0.2573199272</text:p>
          </table:table-cell>
          <table:table-cell table:formula="of:=AVERAGE([.F5:.X5])" office:value-type="float" office:value="2.36842105263158" calcext:value-type="float">
            <text:p>2.3684210526</text:p>
          </table:table-cell>
          <table:table-cell table:formula="of:=STDEV([.F5:.X5])" office:value-type="float" office:value="1.16478545071564" calcext:value-type="float">
            <text:p>1.1647854507</text:p>
          </table:table-cell>
          <table:table-cell table:formula="of:=SUM([.F5:.X5]) / AVERAGE([.F5:.X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office:value-type="float" office:value="0" calcext:value-type="float">
            <text:p>0</text:p>
          </table:table-cell>
          <table:table-cell table:formula="of:=AVERAGE([.F6:.X6])" office:value-type="float" office:value="2.05263157894737" calcext:value-type="float">
            <text:p>2.0526315789</text:p>
          </table:table-cell>
          <table:table-cell table:formula="of:=STDEV([.F6:.X6])" office:value-type="float" office:value="1.17727011016194" calcext:value-type="float">
            <text:p>1.1772701102</text:p>
          </table:table-cell>
          <table:table-cell table:formula="of:=SUM([.F6:.X6]) / AVERAGE([.F6:.X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office:value-type="float" office:value="0.00641202926636" calcext:value-type="float">
            <text:p>0.0064120293</text:p>
          </table:table-cell>
          <table:table-cell table:formula="of:=AVERAGE([.F7:.X7])" office:value-type="float" office:value="2.21052631578947" calcext:value-type="float">
            <text:p>2.2105263158</text:p>
          </table:table-cell>
          <table:table-cell table:formula="of:=STDEV([.F7:.X7])" office:value-type="float" office:value="1.31567250942124" calcext:value-type="float">
            <text:p>1.3156725094</text:p>
          </table:table-cell>
          <table:table-cell table:formula="of:=SUM([.F7:.X7]) / AVERAGE([.F7:.X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office:value-type="float" office:value="0.00613212585449" calcext:value-type="float">
            <text:p>0.0061321259</text:p>
          </table:table-cell>
          <table:table-cell table:formula="of:=AVERAGE([.F8:.X8])" office:value-type="float" office:value="2.31578947368421" calcext:value-type="float">
            <text:p>2.3157894737</text:p>
          </table:table-cell>
          <table:table-cell table:formula="of:=STDEV([.F8:.X8])" office:value-type="float" office:value="1.29325736799875" calcext:value-type="float">
            <text:p>1.293257368</text:p>
          </table:table-cell>
          <table:table-cell table:formula="of:=SUM([.F8:.X8]) / AVERAGE([.F8:.X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office:value-type="float" office:value="1.21449899673" calcext:value-type="float">
            <text:p>1.2144989967</text:p>
          </table:table-cell>
          <table:table-cell table:formula="of:=AVERAGE([.F9:.X9])" office:value-type="float" office:value="2.42105263157895" calcext:value-type="float">
            <text:p>2.4210526316</text:p>
          </table:table-cell>
          <table:table-cell table:formula="of:=STDEV([.F9:.X9])" office:value-type="float" office:value="1.30451308386114" calcext:value-type="float">
            <text:p>1.3045130839</text:p>
          </table:table-cell>
          <table:table-cell table:formula="of:=SUM([.F9:.X9]) / AVERAGE([.F9:.X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office:value-type="float" office:value="0.993010997772" calcext:value-type="float">
            <text:p>0.9930109978</text:p>
          </table:table-cell>
          <table:table-cell table:formula="of:=AVERAGE([.F10:.X10])" office:value-type="float" office:value="2.05263157894737" calcext:value-type="float">
            <text:p>2.0526315789</text:p>
          </table:table-cell>
          <table:table-cell table:formula="of:=STDEV([.F10:.X10])" office:value-type="float" office:value="1.47096658359681" calcext:value-type="float">
            <text:p>1.4709665836</text:p>
          </table:table-cell>
          <table:table-cell table:formula="of:=SUM([.F10:.X10]) / AVERAGE([.F10:.X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office:value-type="float" office:value="0" calcext:value-type="float">
            <text:p>0</text:p>
          </table:table-cell>
          <table:table-cell table:formula="of:=AVERAGE([.F11:.X11])" office:value-type="float" office:value="1.84210526315789" calcext:value-type="float">
            <text:p>1.8421052632</text:p>
          </table:table-cell>
          <table:table-cell table:formula="of:=STDEV([.F11:.X11])" office:value-type="float" office:value="1.30226972350145" calcext:value-type="float">
            <text:p>1.3022697235</text:p>
          </table:table-cell>
          <table:table-cell table:formula="of:=SUM([.F11:.X11]) / AVERAGE([.F11:.X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office:value-type="float" office:value="0.0223028659821" calcext:value-type="float">
            <text:p>0.022302866</text:p>
          </table:table-cell>
          <table:table-cell table:formula="of:=AVERAGE([.F12:.X12])" office:value-type="float" office:value="2.47368421052632" calcext:value-type="float">
            <text:p>2.4736842105</text:p>
          </table:table-cell>
          <table:table-cell table:formula="of:=STDEV([.F12:.X12])" office:value-type="float" office:value="1.34859684498089" calcext:value-type="float">
            <text:p>1.348596845</text:p>
          </table:table-cell>
          <table:table-cell table:formula="of:=SUM([.F12:.X12]) / AVERAGE([.F12:.X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office:value-type="float" office:value="0.00874400138855" calcext:value-type="float">
            <text:p>0.0087440014</text:p>
          </table:table-cell>
          <table:table-cell table:formula="of:=AVERAGE([.F13:.X13])" office:value-type="float" office:value="2.78947368421053" calcext:value-type="float">
            <text:p>2.7894736842</text:p>
          </table:table-cell>
          <table:table-cell table:formula="of:=STDEV([.F13:.X13])" office:value-type="float" office:value="1.35724178507659" calcext:value-type="float">
            <text:p>1.3572417851</text:p>
          </table:table-cell>
          <table:table-cell table:formula="of:=SUM([.F13:.X13]) / AVERAGE([.F13:.X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style-name="ce1" office:value-type="float" office:value="0.92262005806" calcext:value-type="float">
            <text:p>0.9226200581</text:p>
          </table:table-cell>
          <table:table-cell table:formula="of:=AVERAGE([.F14:.X14])" office:value-type="float" office:value="1.84210526315789" calcext:value-type="float">
            <text:p>1.8421052632</text:p>
          </table:table-cell>
          <table:table-cell table:formula="of:=STDEV([.F14:.X14])" office:value-type="float" office:value="1.30226972350145" calcext:value-type="float">
            <text:p>1.3022697235</text:p>
          </table:table-cell>
          <table:table-cell table:formula="of:=SUM([.F14:.X14]) / AVERAGE([.F14:.X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style-name="ce1" office:value-type="float" office:value="0.942128896713" calcext:value-type="float">
            <text:p>0.9421288967</text:p>
          </table:table-cell>
          <table:table-cell table:formula="of:=AVERAGE([.F15:.X15])" office:value-type="float" office:value="2.73684210526316" calcext:value-type="float">
            <text:p>2.7368421053</text:p>
          </table:table-cell>
          <table:table-cell table:formula="of:=STDEV([.F15:.X15])" office:value-type="float" office:value="1.04573765900535" calcext:value-type="float">
            <text:p>1.045737659</text:p>
          </table:table-cell>
          <table:table-cell table:formula="of:=SUM([.F15:.X15]) / AVERAGE([.F15:.X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style-name="ce1" office:value-type="float" office:value="0" calcext:value-type="float">
            <text:p>0</text:p>
          </table:table-cell>
          <table:table-cell table:formula="of:=AVERAGE([.F16:.X16])" office:value-type="float" office:value="3" calcext:value-type="float">
            <text:p>3</text:p>
          </table:table-cell>
          <table:table-cell table:formula="of:=STDEV([.F16:.X16])" office:value-type="float" office:value="1.20185042515466" calcext:value-type="float">
            <text:p>1.2018504252</text:p>
          </table:table-cell>
          <table:table-cell table:formula="of:=SUM([.F16:.X16]) / AVERAGE([.F16:.X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ks vs bow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TTEST([.F4:.X4];[.F2:.X2];1;2)" office:value-type="float" office:value="0.149186959534182" calcext:value-type="float">
            <text:p>0.1491869595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ks vs cn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formula="of:=TTEST([.F4:.X4];[.F16:.X16];1;2)" office:value-type="float" office:value="0.238079960228883" calcext:value-type="float">
            <text:p>0.2380799602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3:51:02.907247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4-12-11T14:18:12.126888748</dc:date>
    <meta:editing-duration>PT36M35S</meta:editing-duration>
    <meta:editing-cycles>7</meta:editing-cycles>
    <meta:generator>LibreOffice/4.2.7.2$Linux_X86_64 LibreOffice_project/420m0$Build-2</meta:generator>
    <meta:document-statistic meta:table-count="1" meta:cell-count="369" meta:object-count="0"/>
  </office:meta>
</office:document-meta>
</file>